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da79c" officeooo:paragraph-rsid="000da79c"/>
    </style:style>
    <style:style style:name="P2" style:family="paragraph" style:parent-style-name="Standard">
      <style:text-properties officeooo:rsid="000da79c" officeooo:paragraph-rsid="0015414a"/>
    </style:style>
    <style:style style:name="P3" style:family="paragraph" style:parent-style-name="Standard">
      <style:text-properties officeooo:rsid="000ff609" officeooo:paragraph-rsid="000da79c"/>
    </style:style>
    <style:style style:name="P4" style:family="paragraph" style:parent-style-name="Standard">
      <style:text-properties officeooo:rsid="000ff609" officeooo:paragraph-rsid="000ff609"/>
    </style:style>
    <style:style style:name="P5" style:family="paragraph" style:parent-style-name="Standard">
      <style:text-properties officeooo:rsid="000ff609" officeooo:paragraph-rsid="001129f4"/>
    </style:style>
    <style:style style:name="P6" style:family="paragraph" style:parent-style-name="Standard">
      <style:text-properties fo:font-weight="bold" officeooo:rsid="000da79c" officeooo:paragraph-rsid="000da79c" style:font-weight-asian="bold" style:font-weight-complex="bold"/>
    </style:style>
    <style:style style:name="P7" style:family="paragraph" style:parent-style-name="Standard">
      <style:text-properties fo:font-weight="bold" officeooo:rsid="000da79c" officeooo:paragraph-rsid="0015414a" style:font-weight-asian="bold" style:font-weight-complex="bold"/>
    </style:style>
    <style:style style:name="P8" style:family="paragraph" style:parent-style-name="Standard">
      <style:text-properties fo:font-weight="bold" officeooo:rsid="000da79c" officeooo:paragraph-rsid="001709b3" style:font-weight-asian="bold" style:font-weight-complex="bold"/>
    </style:style>
    <style:style style:name="P9" style:family="paragraph" style:parent-style-name="Standard">
      <style:text-properties fo:font-weight="bold" officeooo:paragraph-rsid="000da79c" style:font-weight-asian="bold" style:font-weight-complex="bold"/>
    </style:style>
    <style:style style:name="P10" style:family="paragraph" style:parent-style-name="Standard">
      <style:text-properties fo:font-weight="normal" officeooo:rsid="001174bb" officeooo:paragraph-rsid="001174bb" style:font-weight-asian="normal" style:font-weight-complex="normal"/>
    </style:style>
    <style:style style:name="P11" style:family="paragraph" style:parent-style-name="Standard">
      <style:text-properties fo:font-weight="normal" officeooo:rsid="001241cb" officeooo:paragraph-rsid="001241cb" style:font-weight-asian="normal" style:font-weight-complex="normal"/>
    </style:style>
    <style:style style:name="P12" style:family="paragraph" style:parent-style-name="Standard">
      <style:text-properties fo:font-weight="normal" officeooo:rsid="0013e8fb" officeooo:paragraph-rsid="0013e8fb" style:font-weight-asian="normal" style:font-weight-complex="normal"/>
    </style:style>
    <style:style style:name="P13" style:family="paragraph" style:parent-style-name="Standard">
      <style:text-properties fo:font-weight="normal" officeooo:rsid="001709b3" officeooo:paragraph-rsid="001709b3" style:font-weight-asian="normal" style:font-weight-complex="normal"/>
    </style:style>
    <style:style style:name="P14" style:family="paragraph" style:parent-style-name="Standard">
      <style:text-properties fo:font-weight="normal" officeooo:rsid="0013f069" officeooo:paragraph-rsid="000da79c" style:font-weight-asian="normal" style:font-weight-complex="normal"/>
    </style:style>
    <style:style style:name="P15" style:family="paragraph" style:parent-style-name="Standard">
      <style:text-properties fo:font-weight="normal" officeooo:paragraph-rsid="000da79c" style:font-weight-asian="normal" style:font-weight-complex="normal"/>
    </style:style>
    <style:style style:name="P16" style:family="paragraph" style:parent-style-name="Standard">
      <style:text-properties fo:font-weight="normal" officeooo:rsid="00183f05" officeooo:paragraph-rsid="00183f05" style:font-weight-asian="normal" style:font-weight-complex="normal"/>
    </style:style>
    <style:style style:name="P17" style:family="paragraph" style:parent-style-name="Standard">
      <style:text-properties fo:font-weight="normal" officeooo:rsid="001b9fad" officeooo:paragraph-rsid="001b9fad" style:font-weight-asian="normal" style:font-weight-complex="normal"/>
    </style:style>
    <style:style style:name="P18" style:family="paragraph" style:parent-style-name="Standard">
      <style:text-properties fo:font-weight="normal" officeooo:rsid="001dab0e" officeooo:paragraph-rsid="001dab0e" style:font-weight-asian="normal" style:font-weight-complex="normal"/>
    </style:style>
    <style:style style:name="P19" style:family="paragraph" style:parent-style-name="Standard">
      <style:text-properties fo:font-weight="normal" officeooo:rsid="001f027e" officeooo:paragraph-rsid="001f027e" style:font-weight-asian="normal" style:font-weight-complex="normal"/>
    </style:style>
    <style:style style:name="P20" style:family="paragraph" style:parent-style-name="Standard">
      <style:text-properties fo:font-weight="normal" officeooo:rsid="001f03d4" officeooo:paragraph-rsid="001f03d4" style:font-weight-asian="normal" style:font-weight-complex="normal"/>
    </style:style>
    <style:style style:name="P21" style:family="paragraph" style:parent-style-name="Standard">
      <style:text-properties fo:font-size="16pt" fo:font-weight="bold" officeooo:rsid="000ff609" officeooo:paragraph-rsid="000ff609" style:font-size-asian="16pt" style:font-weight-asian="bold" style:font-size-complex="16pt" style:font-weight-complex="bold"/>
    </style:style>
    <style:style style:name="P22" style:family="paragraph" style:parent-style-name="Standard">
      <style:text-properties fo:font-size="16pt" fo:font-weight="bold" officeooo:rsid="000da79c" officeooo:paragraph-rsid="000da79c" style:font-size-asian="16pt" style:font-weight-asian="bold" style:font-size-complex="16pt" style:font-weight-complex="bold"/>
    </style:style>
    <style:style style:name="P23" style:family="paragraph" style:parent-style-name="Standard">
      <style:text-properties officeooo:rsid="0017a6ab" officeooo:paragraph-rsid="0017a6ab"/>
    </style:style>
    <style:style style:name="P24" style:family="paragraph" style:parent-style-name="Standard">
      <style:paragraph-properties fo:text-align="center" style:justify-single-word="false"/>
      <style:text-properties fo:font-size="20pt" officeooo:rsid="0017a6ab" officeooo:paragraph-rsid="0017a6ab" style:font-size-asian="20pt" style:font-size-complex="20pt"/>
    </style:style>
    <style:style style:name="P25" style:family="paragraph" style:parent-style-name="Standard">
      <style:paragraph-properties fo:text-align="center" style:justify-single-word="false"/>
      <style:text-properties fo:font-size="20pt" fo:font-weight="bold" officeooo:rsid="0017a6ab" officeooo:paragraph-rsid="0017a6ab" style:font-size-asian="20pt" style:font-weight-asian="bold" style:font-size-complex="20pt" style:font-weight-complex="bold"/>
    </style:style>
    <style:style style:name="P26" style:family="paragraph" style:parent-style-name="Standard">
      <style:text-properties officeooo:rsid="001129f4" officeooo:paragraph-rsid="001129f4"/>
    </style:style>
    <style:style style:name="P27" style:family="paragraph" style:parent-style-name="Standard">
      <style:text-properties fo:font-weight="normal" officeooo:rsid="001b9fad" officeooo:paragraph-rsid="001b9fad" style:font-weight-asian="normal" style:font-weight-complex="normal"/>
    </style:style>
    <style:style style:name="P28" style:family="paragraph" style:parent-style-name="Standard">
      <style:text-properties fo:font-weight="normal" officeooo:rsid="0021f02c" officeooo:paragraph-rsid="0021f02c" style:font-weight-asian="normal" style:font-weight-complex="normal"/>
    </style:style>
    <style:style style:name="T1" style:family="text">
      <style:text-properties officeooo:rsid="000ff609"/>
    </style:style>
    <style:style style:name="T2" style:family="text">
      <style:text-properties fo:font-weight="bold" style:font-weight-asian="bold" style:font-weight-complex="bold"/>
    </style:style>
    <style:style style:name="T3" style:family="text">
      <style:text-properties fo:font-weight="bold" officeooo:rsid="000ff609"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3e8fb" style:font-weight-asian="normal" style:font-weight-complex="normal"/>
    </style:style>
    <style:style style:name="T6" style:family="text">
      <style:text-properties fo:font-weight="normal" officeooo:rsid="0013f069" style:font-weight-asian="normal" style:font-weight-complex="normal"/>
    </style:style>
    <style:style style:name="T7" style:family="text">
      <style:text-properties fo:font-weight="normal" officeooo:rsid="0015414a" style:font-weight-asian="normal" style:font-weight-complex="normal"/>
    </style:style>
    <style:style style:name="T8" style:family="text">
      <style:text-properties fo:font-weight="normal" officeooo:rsid="001709b3" style:font-weight-asian="normal" style:font-weight-complex="normal"/>
    </style:style>
    <style:style style:name="T9" style:family="text">
      <style:text-properties officeooo:rsid="001129f4"/>
    </style:style>
    <style:style style:name="T10" style:family="text">
      <style:text-properties officeooo:rsid="0013f069"/>
    </style:style>
    <style:style style:name="T11" style:family="text">
      <style:text-properties officeooo:rsid="0015414a"/>
    </style:style>
    <style:style style:name="T12" style:family="text">
      <style:text-properties officeooo:rsid="001709b3"/>
    </style:style>
    <style:style style:name="T13" style:family="text">
      <style:text-properties officeooo:rsid="0017a6ab"/>
    </style:style>
    <style:style style:name="T14" style:family="text">
      <style:text-properties officeooo:rsid="00183f05"/>
    </style:style>
    <style:style style:name="T15" style:family="text">
      <style:text-properties officeooo:rsid="001f027e"/>
    </style:style>
    <style:style style:name="T16" style:family="text">
      <style:text-properties officeooo:rsid="001f03d4"/>
    </style:style>
    <style:style style:name="T17" style:family="text">
      <style:text-properties officeooo:rsid="002080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Nom : Petrov</text:p>
      <text:p text:style-name="P1">P<text:span text:style-name="T13">renom : Evgeni</text:span></text:p>
      <text:p text:style-name="P1"/>
      <text:p text:style-name="P1"/>
      <text:p text:style-name="P1"/>
      <text:p text:style-name="P1"/>
      <text:p text:style-name="P1"/>
      <text:p text:style-name="P1"/>
      <text:p text:style-name="P1"/>
      <text:p text:style-name="P24"/>
      <text:p text:style-name="P1"/>
      <text:p text:style-name="P1"/>
      <text:p text:style-name="P1"/>
      <text:p text:style-name="P1"/>
      <text:p text:style-name="P1"/>
      <text:p text:style-name="P1"/>
      <text:p text:style-name="P1"/>
      <text:p text:style-name="P1"/>
      <text:p text:style-name="P1"/>
      <text:p text:style-name="P25">Veille services I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22">Dispositif de veille.</text:p>
      <text:p text:style-name="P3"/>
      <text:p text:style-name="P4"><text:tab/>Le dispositif de veille crée se compose de deux agrégateurs de flux, Feedly et Google Alerts. Le choix de ses outils s’est fait après évaluation de plusieurs produits présents sur le marché. Le point commun négatif des agrégateurs de flux évalués est le fait que les fonctionnalités les plus pertinentes se trouvent derrière une souscription payante, notamment la possibilité d’agréger des flux par mot-clé présent dans le titre ou dans le contenu de l’article. </text:p>
      <text:p text:style-name="P4"/>
      <text:p text:style-name="P4"><text:tab/>Ce fait étant pris en considération le choix s’est porté sur Feedly ayant une interface très intuitive et facile a prendre en main il est l’outil que j’ai jugé le plus exploitable dans l’immédiat, de plus si le besoin se ressent d’avoir recours aux fonctionnalités supplémentaires, je préfère investir du temps et gagner en maîtrise avec la solution leader du marché. </text:p>
      <text:p text:style-name="P4"><text:tab/>La solution de suivi de Feedly des sites web pertinents n’étant pas assez fine, car le suivi se fait sur l’ensemble de la ressource sans trier, plusieurs ajouts ont était nécessaires pour combler se défaut. Premièrement dans le mode opérationnel de la veille je dois d’abord faire le tri des article et ajouter ceux intéressants pour moi dans une liste séparé. Feedly permet de construire ce genre de liste sans problèmes. Dans un second temps pour reduire la probabilité de passer a coté d’informations pertinentes a mon projet un Google Alerts a était configuré par mots clé. Google Alerts permet de crée un système d’envoi d’e-mail si des articles avec les mots clé défini apparaissent dans son champ d’action.</text:p>
      <text:p text:style-name="P4"/>
      <text:p text:style-name="P4"/>
      <text:p text:style-name="P1"/>
      <text:p text:style-name="P22">Sources.</text:p>
      <text:p text:style-name="P4"/>
      <text:p text:style-name="P4"><text:tab/>La recherche de sources s’est faite avec plusieurs outils. D’une part avec l’aide de chatGPT, cet outil m’a servi a apporter des suggestions de sites/blog/magazine qui seraient pertinents pour ma thématique. <text:span text:style-name="T9">La majeur partie des propositions a était écarté car le contenu des dites propositions était très bruyant (publicités, articles sponsorisés) mais également les articles qui apportaient une réel informations étaient en générale retrouvé ailleurs, et comme mentionné avant la possibilité de crée un tri sur mesure gratuitement n’existe pas dans Feedly. Donc la décision d’écarter des sources avec beaucoup trop de bruit a était prise afin d’économiser du temps. </text:span></text:p>
      <text:p text:style-name="P5"><text:tab/></text:p>
      <text:p text:style-name="P26"><text:tab/>L’autre démarche pour trouver des sources fiables a suivre était de simplement rechercher les informations sur le web pour la thématique donnée et ensuite consulter plusieurs sites afin de se faire une idée sur le degré de précision de l’information présenté, le public ciblé, la quantité d’articles et les revues de cette plateforme dans les commentaires des articles.</text:p>
      <text:p text:style-name="P4"><text:tab/></text:p>
      <text:p text:style-name="P4"><text:tab/><text:span text:style-name="T9">De manière plus générale une source était considéré comme fiable si son contenu était centré sur mon thème et <text:s/>si le site avait une bonne réputation auprès de la communauté. D’autre part si il s’agissait d’évaluer un article ou un blog le background tech de l’auteur était un indicateur clé pour juger de la qualité de l’information fourni.</text:span></text:p>
      <text:p text:style-name="P4"/>
      <text:p text:style-name="P4"/>
      <text:p text:style-name="P4"/>
      <text:p text:style-name="P4"/>
      <text:p text:style-name="P4"/>
      <text:p text:style-name="P4"/>
      <text:p text:style-name="P4"/>
      <text:p text:style-name="P22"><text:soft-page-break/></text:p>
      <text:p text:style-name="P22">Justification Sources.</text:p>
      <text:p text:style-name="P6"/>
      <text:p text:style-name="P6"><text:tab/><text:span text:style-name="T5">Au moment d’écriture cette veille vient seulement de commencer et il va de soit que pour faire une évaluation correcte des sources il est nécessaire de s’en servir et voir quels genre d’information est tiré avec le temps. Ceci est une liste de sources avec une justification préalable mais incomplète car basé sur des critères tels que la réputation ou la qualité de quelques articles. Cette liste va sûrement varié en fonction du temps.</text:span></text:p>
      <text:p text:style-name="P6"/>
      <text:p text:style-name="P6"/>
      <text:p text:style-name="P10"><text:a xlink:type="simple" xlink:href="https://techcrunch.com/category/artificial-intelligence/" text:style-name="Internet_20_link" text:visited-style-name="Visited_20_Internet_20_Link">Tech Crunch</text:a> – Ce site propose une panoplie de thématiques tech. A chaque thématique il propose des articles d’actualité de qualité afin de connaître les dernières avancés sur un thème donnée. Dans mon cas Tech Crunch partie IA est ce qui m’intéresse. Cette source semble assez fiable et sur pour se tenir au courant de ce qui se passe dans le monde de l’IA mais n’est en aucun cas une source d’information technique. Autrement dit c’est bien pour savoir ce qui est fait mais pas sur le comment c’est fait.</text:p>
      <text:p text:style-name="P10"/>
      <text:p text:style-name="P11"><text:a xlink:type="simple" xlink:href="https://openaimaster.com/" text:style-name="Internet_20_link" text:visited-style-name="Visited_20_Internet_20_Link">OpenIAMaster</text:a> – Ce site propose également des articles sur la thématique de l’IA mais centré sur OpenAI, et donc la technologie <text:span text:style-name="T13">GPT</text:span>. On peut trouver des articles sur ce qui se fait de nouveau dans le champ de services IA de type GPT. Cet source est un moyen de plus pour avoir des informations sur l’actualité en matière de l’IA et plus précisément GPT. Étant centré sur OpenIA je ne fais pas entièrement confiance aux conclusions qui sont faites dans leurs articles, néanmoins il faut du temps pour pouvoir évaluer convenablement cette source.</text:p>
      <text:p text:style-name="P11"/>
      <text:p text:style-name="P11"><text:a xlink:type="simple" xlink:href="https://towardsdatascience.com/" text:style-name="Internet_20_link" text:visited-style-name="Visited_20_Internet_20_Link">TDS</text:a> – Towards Data Science est un site renommé dans le milieu du machine-learning. Cet source peut être considéré fiable et son utilité pour suivre l’actualité de ce qui se fait de mieux dans le traitement et transformations des données est indéniable.</text:p>
      <text:p text:style-name="P11"/>
      <text:p text:style-name="P12"><text:a xlink:type="simple" xlink:href="https://becominghuman.ai/" text:style-name="Internet_20_link" text:visited-style-name="Visited_20_Internet_20_Link">Becominghuman</text:a> – Propose des articles ciblé tech mais pas seulement. Il propose également des tutoriels sur des pratiques IA et ML. Un site communautaire ou chacun peut poster un article. C’est une source d’information pratique qui peut être intéressante mais chaque article est a examiné avec précaution.</text:p>
      <text:p text:style-name="P6"/>
      <text:p text:style-name="P6"/>
      <text:p text:style-name="P6"/>
      <text:p text:style-name="P6"/>
      <text:p text:style-name="P6"/>
      <text:p text:style-name="P4"/>
      <text:p text:style-name="P4"/>
      <text:p text:style-name="P21">Choix des outils <text:span text:style-name="T10">et critères d’évaluation.</text:span></text:p>
      <text:p text:style-name="P1"/>
      <text:p text:style-name="P1"/>
      <text:p text:style-name="P6"><text:tab/><text:span text:style-name="T5">L</text:span><text:span text:style-name="T6">e choix des outils s’est fait sur plusieurs critères qui sont détaillés a la suite. Ces choix peuvent ne pas être définitifs car le projet se trouve dans les phases initiales au moment d’écriture.</text:span></text:p>
      <text:p text:style-name="P14"/>
      <text:p text:style-name="P14"><text:tab/></text:p>
      <text:p text:style-name="P2"><text:span text:style-name="T2">- </text:span><text:span text:style-name="T3">Disponibilité de la documentation.</text:span></text:p>
      <text:p text:style-name="P1"/>
      <text:p text:style-name="P1"><text:tab/><text:span text:style-name="T7">Sachant que le projet est très expérimentale a mon niveau, il est nécessaire pour moi d’avoir une documentation solide et accessible afin de pouvoir s’y référer pour trouver les réponses aux problèmes que je vais inévitablement rencontrer.</text:span></text:p>
      <text:p text:style-name="P1"><text:soft-page-break/></text:p>
      <text:p text:style-name="P1"/>
      <text:p text:style-name="P7"/>
      <text:p text:style-name="P7">- <text:span text:style-name="T1">Facilité d’intégration.</text:span></text:p>
      <text:p text:style-name="P1"/>
      <text:p text:style-name="P1"><text:tab/><text:span text:style-name="T11">La facilité d’implémentation des différentes fonctionnalités et services joue un rôle important dans la réalisation du projet car étant donnée que la quantité des choses qui devront fonctionner a l’unisson est importante je veux m’assurer que la courbe d’apprentissage soit réduite au possible pour avoir un bon rythme d’avancement.</text:span></text:p>
      <text:p text:style-name="P1"/>
      <text:p text:style-name="P7">- <text:span text:style-name="Strong_20_Emphasis"><text:span text:style-name="T2">Capacités de Traitement du Langage Naturel.</text:span></text:span></text:p>
      <text:p text:style-name="P7"><text:span text:style-name="Strong_20_Emphasis"><text:span text:style-name="T2"/></text:span></text:p>
      <text:p text:style-name="P7"><text:span text:style-name="Strong_20_Emphasis"><text:span text:style-name="T2"><text:tab/></text:span></text:span><text:span text:style-name="Strong_20_Emphasis"><text:span text:style-name="T7">Pour correspondre a ce qui est attendue de l’application l’un des services IA doit avoir la fonction NLP. En effet pour crée un chat qui permet la communication il est important que le service IA puisse être capable de comprendre le langage naturelle.</text:span></text:span></text:p>
      <text:p text:style-name="P7"><text:span text:style-name="Strong_20_Emphasis"><text:span text:style-name="T7"/></text:span></text:p>
      <text:p text:style-name="P7"><text:span text:style-name="Strong_20_Emphasis"><text:span text:style-name="T2">- Intégration avec les Bases de Données:</text:span></text:span></text:p>
      <text:p text:style-name="P7"><text:span text:style-name="Strong_20_Emphasis"><text:span text:style-name="T2"/></text:span></text:p>
      <text:p text:style-name="P7"><text:span text:style-name="Strong_20_Emphasis"><text:span text:style-name="T2"><text:tab/></text:span></text:span><text:span text:style-name="Strong_20_Emphasis"><text:span text:style-name="T7">Étant donnée que j’attends de mon application qu’elle puisse interagir avec des bases de données existantes en temps réel, l’un des services IA devra avoir la capacité d’interagir avec celle si afin de puiser les informations nécessaires pour répondre a l’utilisateur.</text:span></text:span></text:p>
      <text:p text:style-name="P7"><text:span text:style-name="Strong_20_Emphasis"><text:span text:style-name="T2"/></text:span></text:p>
      <text:p text:style-name="P8"><text:span text:style-name="Strong_20_Emphasis"><text:span text:style-name="T2">- Compatibilité avec les Systèmes Externes:</text:span></text:span></text:p>
      <text:p text:style-name="P7"><text:span text:style-name="Strong_20_Emphasis"><text:span text:style-name="T2"/></text:span></text:p>
      <text:p text:style-name="P7"><text:span text:style-name="Strong_20_Emphasis"><text:span text:style-name="T2"><text:s/></text:span></text:span><text:span text:style-name="Strong_20_Emphasis"><text:span text:style-name="T4"><text:tab/></text:span></text:span><text:span text:style-name="Strong_20_Emphasis"><text:span text:style-name="T8">L’application devra être capable d’interagir avec plusieurs systèmes externes qui le permettent.</text:span></text:span></text:p>
      <text:p text:style-name="P7"><text:span text:style-name="Strong_20_Emphasis"><text:span text:style-name="T2"/></text:span></text:p>
      <text:p text:style-name="P7"><text:span text:style-name="Strong_20_Emphasis"><text:span text:style-name="T2"/></text:span></text:p>
      <text:p text:style-name="P8"><text:span text:style-name="Strong_20_Emphasis"><text:span text:style-name="T2">- Personnalisation et Fine-Tuning:</text:span></text:span></text:p>
      <text:p text:style-name="P7"><text:span text:style-name="Strong_20_Emphasis"><text:span text:style-name="T2"/></text:span></text:p>
      <text:p text:style-name="P7"><text:span text:style-name="Strong_20_Emphasis"><text:span text:style-name="T2"><text:tab/></text:span></text:span><text:span text:style-name="Strong_20_Emphasis"><text:span text:style-name="T8">L’application devra pouvoir être spéciale pour le traitement des demandes sur un ensemble de données bien précis, c’est des bases de données qui contiennent des données de type structurés. Afin d’avoir les meilleurs performances possibles en termes de résolution de problèmes, le service IA devra avoir l’option de Fine-Tuning pour pouvoir l’adapter aux données en ma possession.</text:span></text:span></text:p>
      <text:p text:style-name="P7"><text:span text:style-name="Strong_20_Emphasis"><text:span text:style-name="T2"/></text:span></text:p>
      <text:p text:style-name="P8"><text:span text:style-name="Strong_20_Emphasis"><text:span text:style-name="T2">- Sécurité et Confidentialité des Données:</text:span></text:span></text:p>
      <text:p text:style-name="P7"><text:span text:style-name="Strong_20_Emphasis"><text:span text:style-name="T2"/></text:span></text:p>
      <text:p text:style-name="P7"><text:span text:style-name="Strong_20_Emphasis"><text:span text:style-name="T2"><text:tab/></text:span></text:span><text:span text:style-name="Strong_20_Emphasis"><text:span text:style-name="T8">L’application devra répondre a la conformité de confidentialité des données de l’entreprise. Il est cruciale que chaque service IA fessant partie de l’application puisse étre conforme a la politique de sécurité des données de l’entreprise.</text:span></text:span></text:p>
      <text:p text:style-name="P7"><text:span text:style-name="Strong_20_Emphasis"><text:span text:style-name="T8"/></text:span></text:p>
      <text:p text:style-name="P8"><text:span text:style-name="Strong_20_Emphasis"><text:span text:style-name="T2">- Maintenance et Support:</text:span></text:span></text:p>
      <text:p text:style-name="P8"><text:span text:style-name="Strong_20_Emphasis"><text:span text:style-name="T2"/></text:span></text:p>
      <text:p text:style-name="P8"><text:span text:style-name="Strong_20_Emphasis"><text:span text:style-name="T2"><text:tab/></text:span></text:span><text:span text:style-name="Strong_20_Emphasis"><text:span text:style-name="T8">Le système de monitoring est une fonction importante pour mon application. Les services IA devront pouvoir être monitoré afin de toujours avoir un indice sur leur performance.</text:span></text:span></text:p>
      <text:p text:style-name="P8"><text:span text:style-name="Strong_20_Emphasis"><text:span text:style-name="T8"/></text:span></text:p>
      <text:p text:style-name="P8"><text:span text:style-name="Strong_20_Emphasis"><text:span text:style-name="T2">- Coût et Modèle de Facturation:</text:span></text:span></text:p>
      <text:p text:style-name="P1"/>
      <text:p text:style-name="P1"><text:tab/><text:span text:style-name="T12">Le coût totaux de l’application reste a définir mais il va de soit que les services d’IA qui seront intégré a l’application devront se trouver a l’intérieur du budget alloué pour la création de cette application.</text:span></text:p>
      <text:p text:style-name="P1"/>
      <text:p text:style-name="P8"><text:soft-page-break/></text:p>
      <text:p text:style-name="P8"/>
      <text:p text:style-name="P8"/>
      <text:p text:style-name="P8">- <text:span text:style-name="Strong_20_Emphasis"><text:span text:style-name="T2">Performance et Scalabilité</text:span></text:span>:</text:p>
      <text:p text:style-name="P8"/>
      <text:p text:style-name="P13"><text:tab/>La performance offerte par les services IA devra être adapté a l’utilisation de l’application et posséder une bonne scalabilité dans le cas ou un accroissement de l’utilisation est requis.</text:p>
      <text:p text:style-name="P15"/>
      <text:p text:style-name="P15"/>
      <text:p text:style-name="P15"/>
      <text:p text:style-name="P15"/>
      <text:p text:style-name="P15"/>
      <text:p text:style-name="P15"/>
      <text:p text:style-name="P9">- <text:span text:style-name="T14">8/12/2023 MAJ.</text:span></text:p>
      <text:p text:style-name="P9"/>
      <text:p text:style-name="P15"/>
      <text:p text:style-name="P16">GEMINI IA (l’IA de Google)</text:p>
      <text:p text:style-name="P16"/>
      <text:p text:style-name="P18">Google a sorti son upgrade pour l’IA Barde : Gemini. Aparament la démonstration était très impressionnante mais il s’est trouvé plus-tard que c’était pas une demo qui était totalement honnête. Les retours sur la performance de cette IA sont assez mauvaises a l’instant présent donc <text:s/>pour le moment le modele GPT-4 de Open IA reste le choix de prédilection en ce qui concerne les IA génératives pour moi.</text:p>
      <text:p text:style-name="P18"/>
      <text:p text:style-name="P16"><text:a xlink:type="simple" xlink:href="https://www.artificialintelligence-news.com/2023/12/06/google-next-gen-ai-model-gemini-outperforms-gpt-4/" text:style-name="Internet_20_link" text:visited-style-name="Visited_20_Internet_20_Link">https://www.artificialintelligence-news.com/2023/12/06/google-next-gen-ai-model-gemini-outperforms-gpt-4/</text:a></text:p>
      <text:p text:style-name="P16"><text:a xlink:type="simple" xlink:href="https://techcrunch.com/2023/12/07/googles-best-gemini-demo-was-faked/" text:style-name="Internet_20_link" text:visited-style-name="Visited_20_Internet_20_Link">https://techcrunch.com/2023/12/07/googles-best-gemini-demo-was-faked/</text:a></text:p>
      <text:p text:style-name="P16"><text:a xlink:type="simple" xlink:href="https://techcrunch.com/2023/12/07/early-impressions-of-googles-gemini-arent-great/" text:style-name="Internet_20_link" text:visited-style-name="Visited_20_Internet_20_Link">https://techcrunch.com/2023/12/07/early-impressions-of-googles-gemini-arent-great/</text:a></text:p>
      <text:p text:style-name="P16"/>
      <text:p text:style-name="P16"/>
      <text:p text:style-name="P17">AVANCEMENT IA</text:p>
      <text:p text:style-name="P17"/>
      <text:p text:style-name="P18">Un nouveau type d’IA serait entrain d’être développé, un premier aperçu a était mis en avant. La grande différence par rapport aux autres IA de type NLP génératives serait la façon d’entraîner le réseau neuronale, <text:span text:style-name="T15">le réseau neuronale « liquide ». Ce type de construction de RN serait beaucoup plus flexible et performant avec un coût en puissance réduit. Malgré que c’est pas quelque chose qui peut être exploitable dans l’immédiat, c’est néanmoins a surveiller.</text:span></text:p>
      <text:p text:style-name="P18"/>
      <text:p text:style-name="P17"><text:a xlink:type="simple" xlink:href="https://techcrunch.com/2023/12/06/liquid-ai-a-new-mit-spinoff-wants-to-build-an-entirely-new-type-of-ai/" text:style-name="Internet_20_link" text:visited-style-name="Visited_20_Internet_20_Link">https://techcrunch.com/2023/12/06/liquid-ai-a-new-mit-spinoff-wants-to-build-an-entirely-new-type-of-ai/</text:a></text:p>
      <text:p text:style-name="P17"/>
      <text:p text:style-name="P17">AMÉLIORATION IA</text:p>
      <text:p text:style-name="P17"/>
      <text:p text:style-name="P19">Un plugin très intéressent qui permet de réduire le phénomène des « hallucinations » pour ChatGPT. Apatament ce module permettrait de réduire le nombre de fois ou le modèle sort des informations erronés. Une technologie très intéressante qui pourrait améliorer le modèle GPT4 lors de son intégration a l’intérieur de mon projet. A voir si c’est possible en termes de sécurité et en termes techniques.</text:p>
      <text:p text:style-name="P17"><text:a xlink:type="simple" xlink:href="https://www.artificialintelligence-news.com/2023/11/15/wolfram-research-injecting-reliability-into-generative-ai/" text:style-name="Internet_20_link" text:visited-style-name="Visited_20_Internet_20_Link">https://www.artificialintelligence-news.com/2023/11/15/wolfram-research-injecting-reliability-into-generative-ai/</text:a></text:p>
      <text:p text:style-name="P17"/>
      <text:p text:style-name="P17"/>
      <text:p text:style-name="P17"><text:soft-page-break/></text:p>
      <text:p text:style-name="P17"/>
      <text:p text:style-name="P17">CHANGEMENT DE TECH<text:span text:style-name="T17">NOLOGIE</text:span> IA</text:p>
      <text:p text:style-name="P17"/>
      <text:p text:style-name="P17"/>
      <text:p text:style-name="P19">OpenAI lors de sa présentation a mis a disposition le modèle GPT4-turbo qui serait plus performant que GPT4 et qui coûte moins cher a l’utilisation. Ils ont également mis a disposition des API qui peuvent être intégré dans des applis personnalisés. <text:span text:style-name="T16">Ce sont de bonnes nouvelles car c’est la technologie que je prévois d’utiliser afin de réaliser mon projet d’application d’analyse de données.</text:span></text:p>
      <text:p text:style-name="P20">Ce sont les outils qui sont pour le moment en tete de classement pour la production de mon application.</text:p>
      <text:p text:style-name="P19"/>
      <text:p text:style-name="P17"><text:a xlink:type="simple" xlink:href="https://techcrunch.com/2023/11/06/openai-launches-gpt-4-turbo-and-launches-fine-tuning-program-for-gpt-4/" text:style-name="Internet_20_link" text:visited-style-name="Visited_20_Internet_20_Link">https://techcrunch.com/2023/11/06/openai-launches-gpt-4-turbo-and-launches-fine-tuning-program-for-gpt-4/</text:a></text:p>
      <text:p text:style-name="P17"><text:a xlink:type="simple" xlink:href="https://techcrunch.com/2023/11/06/openai-launches-api-that-lets-developers-build-assistants-into-their-apps/" text:style-name="Internet_20_link" text:visited-style-name="Visited_20_Internet_20_Link">https://techcrunch.com/2023/11/06/openai-launches-api-that-lets-developers-build-assistants-into-their-apps/</text:a></text:p>
      <text:p text:style-name="P17"/>
      <text:p text:style-name="P17"/>
      <text:p text:style-name="P17"/>
      <text:p text:style-name="P28">PARTIE DU 05/01/2023 A FAI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8T10:48:11.891356875</meta:creation-date>
    <dc:date>2024-01-05T09:36:14.309105110</dc:date>
    <meta:editing-duration>PT9M21S</meta:editing-duration>
    <meta:editing-cycles>4</meta:editing-cycles>
    <meta:generator>LibreOffice/7.3.7.2$Linux_X86_64 LibreOffice_project/30$Build-2</meta:generator>
    <meta:document-statistic meta:table-count="0" meta:image-count="0" meta:object-count="0" meta:page-count="6" meta:paragraph-count="60" meta:word-count="1603" meta:character-count="10621" meta:non-whitespace-character-count="9044"/>
  </office:meta>
</office:document-meta>
</file>